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7.127cm" svg:y="0.611cm">
            <draw:object draw:notify-on-update-of-ranges="Sheet1.A1:Sheet1.A1 Sheet1.B1:Sheet1.F1 Sheet1.A2:Sheet1.A2 Sheet1.B2:Sheet1.F2 Sheet1.A3:Sheet1.A3 Sheet1.B3:Sheet1.F3 Sheet1.A4:Sheet1.A4 Sheet1.B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243cm" svg:height="9.005cm" svg:x="0.496cm" svg:y="3.612cm">
            <draw:object draw:notify-on-update-of-ranges="Sheet1.A5:Sheet1.A5 Sheet1.B5:Sheet1.F5 Sheet1.A6:Sheet1.A6 Sheet1.B6:Sheet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 Trucks</text:p>
          </table:table-cell>
          <table:table-cell office:value-type="string" calcext:value-type="string">
            <text:p>2 Trucks</text:p>
          </table:table-cell>
          <table:table-cell office:value-type="string" calcext:value-type="string">
            <text:p>3 Trucks</text:p>
          </table:table-cell>
          <table:table-cell office:value-type="string" calcext:value-type="string">
            <text:p>4 Trucks</text:p>
          </table:table-cell>
          <table:table-cell office:value-type="string" calcext:value-type="string">
            <text:p>5 Trucks</text:p>
          </table:table-cell>
        </table:table-row>
        <table:table-row table:style-name="ro1">
          <table:table-cell office:value-type="string" calcext:value-type="string">
            <text:p>Ward 1</text:p>
          </table:table-cell>
          <table:table-cell office:value-type="float" office:value="11.5789" calcext:value-type="float">
            <text:p>11.5789</text:p>
          </table:table-cell>
          <table:table-cell table:formula="of:=SUM(26.3158+18.9474)" office:value-type="float" office:value="45.2632" calcext:value-type="float">
            <text:p>45.2632</text:p>
          </table:table-cell>
          <table:table-cell table:formula="of:=SUM(22.1053+21.0526+23.1579)" office:value-type="float" office:value="66.3158" calcext:value-type="float">
            <text:p>66.3158</text:p>
          </table:table-cell>
          <table:table-cell table:formula="of:=SUM(17.8947+17.8947+25.2632+16.8421)" office:value-type="float" office:value="77.8947" calcext:value-type="float">
            <text:p>77.8947</text:p>
          </table:table-cell>
          <table:table-cell table:formula="of:=SUM(18.9474+16.8421+21.0526+17.8947+23.1579)" office:value-type="float" office:value="97.8947" calcext:value-type="float">
            <text:p>97.8947</text:p>
          </table:table-cell>
        </table:table-row>
        <table:table-row table:style-name="ro1">
          <table:table-cell office:value-type="string" calcext:value-type="string">
            <text:p>Ward 2</text:p>
          </table:table-cell>
          <table:table-cell office:value-type="float" office:value="10.8108" calcext:value-type="float">
            <text:p>10.8108</text:p>
          </table:table-cell>
          <table:table-cell table:formula="of:=SUM(20.7207+16.2162)" office:value-type="float" office:value="36.9369" calcext:value-type="float">
            <text:p>36.9369</text:p>
          </table:table-cell>
          <table:table-cell table:formula="of:=SUM(18.9189+17.1171+17.1171)" office:value-type="float" office:value="53.1531" calcext:value-type="float">
            <text:p>53.1531</text:p>
          </table:table-cell>
          <table:table-cell table:formula="of:=SUM(13.5135+16.2162+12.6126+15.3153)" office:value-type="float" office:value="57.6576" calcext:value-type="float">
            <text:p>57.6576</text:p>
          </table:table-cell>
          <table:table-cell table:formula="of:=SUM(14.4144+15.3153+15.3153+18.9189+26.1261)" office:value-type="float" office:value="90.09" calcext:value-type="float">
            <text:p>90.09</text:p>
          </table:table-cell>
        </table:table-row>
        <table:table-row table:style-name="ro1">
          <table:table-cell office:value-type="string" calcext:value-type="string">
            <text:p>Ward 3</text:p>
          </table:table-cell>
          <table:table-cell office:value-type="float" office:value="11.7021" calcext:value-type="float">
            <text:p>11.7021</text:p>
          </table:table-cell>
          <table:table-cell table:formula="of:=SUM(22.3404+22.3404)" office:value-type="float" office:value="44.6808" calcext:value-type="float">
            <text:p>44.6808</text:p>
          </table:table-cell>
          <table:table-cell table:formula="of:=SUM(22.3404+21.2766+18.0851)" office:value-type="float" office:value="61.7021" calcext:value-type="float">
            <text:p>61.7021</text:p>
          </table:table-cell>
          <table:table-cell table:formula="of:=SUM(20.2128+19.1489+19.1489+19.1489)" office:value-type="float" office:value="77.6595" calcext:value-type="float">
            <text:p>77.6595</text:p>
          </table:table-cell>
          <table:table-cell table:formula="of:=SUM(18.0851+19.1489+18.0851+20.2128+19.1489)" office:value-type="float" office:value="94.6808" calcext:value-type="float">
            <text:p>94.6808</text:p>
          </table:table-cell>
        </table:table-row>
        <table:table-row table:style-name="ro1">
          <table:table-cell/>
          <table:table-cell office:value-type="string" calcext:value-type="string">
            <text:p>3 Trucks</text:p>
          </table:table-cell>
          <table:table-cell office:value-type="string" calcext:value-type="string">
            <text:p>6 Trucks</text:p>
          </table:table-cell>
          <table:table-cell office:value-type="string" calcext:value-type="string">
            <text:p>9 Trucks</text:p>
          </table:table-cell>
          <table:table-cell office:value-type="string" calcext:value-type="string">
            <text:p>12 Trucks</text:p>
          </table:table-cell>
          <table:table-cell office:value-type="string" calcext:value-type="string">
            <text:p>15 Trucks</text:p>
          </table:table-cell>
        </table:table-row>
        <table:table-row table:style-name="ro1">
          <table:table-cell/>
          <table:table-cell table:formula="of:=SUM([.B2]*95 + [.B3]*111 + [.B4]*94)/300" office:value-type="float" office:value="11.3333056666667" calcext:value-type="float">
            <text:p>11.3333056666667</text:p>
          </table:table-cell>
          <table:table-cell table:formula="of:=SUM([.C2]*95 + [.C3]*111 + [.C4]*94)/300" office:value-type="float" office:value="41.9999836666667" calcext:value-type="float">
            <text:p>41.9999836666667</text:p>
          </table:table-cell>
          <table:table-cell table:formula="of:=SUM([.D2]*95 + [.D3]*111 + [.D4]*94)/300" office:value-type="float" office:value="59.999975" calcext:value-type="float">
            <text:p>59.999975</text:p>
          </table:table-cell>
          <table:table-cell table:formula="of:=SUM([.E2]*95 + [.E3]*111 + [.E4]*94)/300" office:value-type="float" office:value="70.333277" calcext:value-type="float">
            <text:p>70.333277</text:p>
          </table:table-cell>
          <table:table-cell table:formula="of:=SUM([.F2]*95 + [.F3]*111 + [.F4]*94)/300" office:value-type="float" office:value="93.999939" calcext:value-type="float">
            <text:p>93.999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2:24:23.182380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1:16:49.795399116</meta:creation-date>
    <dc:date>2022-05-24T22:41:11.782522853</dc:date>
    <meta:editing-duration>PT12M50S</meta:editing-duration>
    <meta:editing-cycles>2</meta:editing-cycles>
    <meta:generator>LibreOffice/7.3.3.2$Linux_X86_64 LibreOffice_project/d1d0ea68f081ee2800a922cac8f79445e4603348</meta:generator>
    <meta:document-statistic meta:table-count="1" meta:cell-count="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Roboto Medium'" style:font-style-name="Regular" fo:font-size="10.5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089cm" svg:y="0.318cm" chart:style-name="ch2">
          <text:p>Number of Trucks VS Percentage of Bins visited</text:p>
        </chart:title>
        <chart:legend chart:legend-position="end" svg:x="13.478cm" svg:y="3.667cm" style:legend-expansion="high" chart:style-name="ch3"/>
        <chart:plot-area chart:style-name="ch4" table:cell-range-address="Sheet1.A1:Sheet1.F4" chart:data-source-has-labels="both" svg:x="1.495cm" svg:y="1.222cm" svg:width="11.785cm" svg:height="6.566cm">
          <chart:coordinate-region svg:x="2.302cm" svg:y="1.421cm" svg:width="10.302cm" svg:height="5.72cm"/>
          <chart:axis chart:dimension="x" chart:name="primary-x" chart:style-name="ch5" chartooo:axis-type="auto">
            <chartooo:date-scale/>
            <chart:title svg:x="6.06cm" svg:y="7.968cm" chart:style-name="ch6">
              <text:p>Number of Trucks</text:p>
            </chart:title>
            <chart:categories table:cell-range-address="Sheet1.B1:Sheet1.F1"/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616cm" svg:y="6.613cm" chart:style-name="ch9">
              <text:p>Percentage of Bins collected</text:p>
            </chart:title>
            <chart:grid chart:style-name="ch7" chart:class="major"/>
          </chart:axis>
          <chart:series chart:style-name="ch10" chart:values-cell-range-address="Sheet1.B2:Sheet1.F2" chart:label-cell-address="Sheet1.A2:Sheet1.A2" chart:class="chart:line">
            <chart:data-point chart:repeated="5"/>
          </chart:series>
          <chart:series chart:style-name="ch11" chart:values-cell-range-address="Sheet1.B3:Sheet1.F3" chart:label-cell-address="Sheet1.A3:Sheet1.A3" chart:class="chart:line">
            <chart:data-point chart:repeated="5"/>
          </chart:series>
          <chart:series chart:style-name="ch12" chart:values-cell-range-address="Sheet1.B4:Sheet1.F4" chart:label-cell-address="Sheet1.A4:Sheet1.A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rucks</text:p>
                <draw:g>
                  <svg:desc>Sheet1.B1:Sheet1.F1</svg:desc>
                </draw:g>
              </table:table-cell>
              <table:table-cell office:value-type="string">
                <text:p>2 Trucks</text:p>
              </table:table-cell>
              <table:table-cell office:value-type="string">
                <text:p>3 Trucks</text:p>
              </table:table-cell>
              <table:table-cell office:value-type="string">
                <text:p>4 Trucks</text:p>
              </table:table-cell>
              <table:table-cell office:value-type="string">
                <text:p>5 Trucks</text:p>
              </table:table-cell>
            </table:table-row>
          </table:table-header-rows>
          <table:table-rows>
            <table:table-row>
              <table:table-cell office:value-type="string">
                <text:p>Ward 1</text:p>
                <draw:g>
                  <svg:desc>Sheet1.A2:Sheet1.A2</svg:desc>
                </draw:g>
              </table:table-cell>
              <table:table-cell office:value-type="float" office:value="11.5789">
                <text:p>11.5789</text:p>
                <draw:g>
                  <svg:desc>Sheet1.B2:Sheet1.F2</svg:desc>
                </draw:g>
              </table:table-cell>
              <table:table-cell office:value-type="float" office:value="45.2632">
                <text:p>45.2632</text:p>
              </table:table-cell>
              <table:table-cell office:value-type="float" office:value="66.3158">
                <text:p>66.3158</text:p>
              </table:table-cell>
              <table:table-cell office:value-type="float" office:value="77.8947">
                <text:p>77.8947</text:p>
              </table:table-cell>
              <table:table-cell office:value-type="float" office:value="97.8947">
                <text:p>97.8947</text:p>
              </table:table-cell>
            </table:table-row>
            <table:table-row>
              <table:table-cell office:value-type="string">
                <text:p>Ward 2</text:p>
                <draw:g>
                  <svg:desc>Sheet1.A3:Sheet1.A3</svg:desc>
                </draw:g>
              </table:table-cell>
              <table:table-cell office:value-type="float" office:value="10.8108">
                <text:p>10.8108</text:p>
                <draw:g>
                  <svg:desc>Sheet1.B3:Sheet1.F3</svg:desc>
                </draw:g>
              </table:table-cell>
              <table:table-cell office:value-type="float" office:value="36.9369">
                <text:p>36.9369</text:p>
              </table:table-cell>
              <table:table-cell office:value-type="float" office:value="53.1531">
                <text:p>53.1531</text:p>
              </table:table-cell>
              <table:table-cell office:value-type="float" office:value="57.6576">
                <text:p>57.6576</text:p>
              </table:table-cell>
              <table:table-cell office:value-type="float" office:value="90.09">
                <text:p>90.09</text:p>
              </table:table-cell>
            </table:table-row>
            <table:table-row>
              <table:table-cell office:value-type="string">
                <text:p>Ward 3</text:p>
                <draw:g>
                  <svg:desc>Sheet1.A4:Sheet1.A4</svg:desc>
                </draw:g>
              </table:table-cell>
              <table:table-cell office:value-type="float" office:value="11.7021">
                <text:p>11.7021</text:p>
                <draw:g>
                  <svg:desc>Sheet1.B4:Sheet1.F4</svg:desc>
                </draw:g>
              </table:table-cell>
              <table:table-cell office:value-type="float" office:value="44.6808">
                <text:p>44.6808</text:p>
              </table:table-cell>
              <table:table-cell office:value-type="float" office:value="61.7021">
                <text:p>61.7021</text:p>
              </table:table-cell>
              <table:table-cell office:value-type="float" office:value="77.6595">
                <text:p>77.6595</text:p>
              </table:table-cell>
              <table:table-cell office:value-type="float" office:value="94.6808">
                <text:p>94.6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4cm" svg:height="9.006cm" xlink:href=".." xlink:type="simple" chart:class="chart:line" chart:style-name="ch1">
        <chart:title svg:x="1.935cm" svg:y="0.316cm" chart:style-name="ch2">
          <text:p>Percentage of Coverage VS Number of Trucks</text:p>
        </chart:title>
        <chart:plot-area chart:style-name="ch3" table:cell-range-address="Sheet1.A5:Sheet1.F6" chart:data-source-has-labels="both" svg:x="1.275cm" svg:y="1.275cm" svg:width="11.705cm" svg:height="6.57cm">
          <chart:coordinate-region svg:x="2.082cm" svg:y="1.474cm" svg:width="10.091cm" svg:height="5.724cm"/>
          <chart:axis chart:dimension="x" chart:name="primary-x" chart:style-name="ch4" chartooo:axis-type="auto">
            <chartooo:date-scale/>
            <chart:title svg:x="5.8cm" svg:y="8.025cm" chart:style-name="ch5">
              <text:p>Number of Trucks</text:p>
            </chart:title>
            <chart:categories table:cell-range-address="Sheet1.B5:Sheet1.F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065cm" chart:style-name="ch8">
              <text:p>Total Percentage of Coverage (%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B6:Sheet1.F6" chart:label-cell-address="Sheet1.A6:Sheet1.A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Trucks</text:p>
                <draw:g>
                  <svg:desc>Sheet1.B5:Sheet1.F5</svg:desc>
                </draw:g>
              </table:table-cell>
              <table:table-cell office:value-type="string">
                <text:p>6 Trucks</text:p>
              </table:table-cell>
              <table:table-cell office:value-type="string">
                <text:p>9 Trucks</text:p>
              </table:table-cell>
              <table:table-cell office:value-type="string">
                <text:p>12 Trucks</text:p>
              </table:table-cell>
              <table:table-cell office:value-type="string">
                <text:p>15 Truck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6:Sheet1.A6</svg:desc>
                </draw:g>
              </table:table-cell>
              <table:table-cell office:value-type="float" office:value="11.3333056666667">
                <text:p>11.3333056666667</text:p>
                <draw:g>
                  <svg:desc>Sheet1.B6:Sheet1.F6</svg:desc>
                </draw:g>
              </table:table-cell>
              <table:table-cell office:value-type="float" office:value="41.9999836666667">
                <text:p>41.9999836666667</text:p>
              </table:table-cell>
              <table:table-cell office:value-type="float" office:value="59.999975">
                <text:p>59.999975</text:p>
              </table:table-cell>
              <table:table-cell office:value-type="float" office:value="70.333277">
                <text:p>70.333277</text:p>
              </table:table-cell>
              <table:table-cell office:value-type="float" office:value="93.999939">
                <text:p>93.999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